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PathAdapter.dialogFieldChanged( final DialogField the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Block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Block.getWebapp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Block.update( final String theOutput , final String theDir , final IClasspathEntry [ ] the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PathAdapter.changeControlPressed( final DialogField the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Block.ge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Block.createContents( final Composite the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AppConfigurationBlock.WebAppConfigurationBlock( final Shell theShell , final IJavaProject theJavaProject , final String theOutput , final String theDir , final IClasspathEntry [ ] the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ebAppConfigurationBlock.webappDialogFieldChanged( final DialogField the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ConfigurationBlock.getWebapp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AppConfigurationBlock.chooseOutpu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ebAppConfigurationBlock.getExistingEntries( final IClasspathEntry [ ] theClasspathEntr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AppConfigurationBlock.webappChangeControlPressed( final DialogField the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